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83378423387744856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813983590266084565"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3177793219060849268"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1922513846791260531"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613949190556896272"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893423602095719683"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5044895221832651812"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2168985889865614376"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5266277" text:continue-list="list5044895221832651812"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99"><text:soft-page-break/></text:p>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34000493550238251"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1T15:03:56.45</dc:date>
    <dc:creator>James Lombardi</dc:creator>
    <meta:editing-duration>P6DT21H59M28S</meta:editing-duration>
    <meta:editing-cycles>591</meta:editing-cycles>
    <meta:generator>OpenOffice/4.1.2$Win32 OpenOffice.org_project/412m3$Build-9782</meta:generator>
    <meta:document-statistic meta:table-count="0" meta:image-count="0" meta:object-count="0" meta:page-count="70" meta:paragraph-count="1957" meta:word-count="21933" meta:character-count="110595"/>
  </office:meta>
</office:document-meta>
</file>